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03000002FC09B8970D1CDB3895.png" manifest:media-type="image/png"/>
  <manifest:file-entry manifest:full-path="Pictures/10000201000001E7000002868C67A5B162AB2E9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left" draw:textarea-vertical-align="top" draw:auto-grow-height="false" fo:min-height="6.75cm" fo:min-width="7cm"/>
    </style:style>
    <style:style style:name="gr2" style:family="graphic" style:parent-style-name="standard">
      <style:graphic-properties draw:fill-color="#dddddd" draw:textarea-horizontal-align="left" draw:textarea-vertical-align="top" draw:auto-grow-height="false" fo:min-height="6.75cm" fo:min-width="6.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0.214cm" fo:min-width="0.89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1.504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-color="#ffff99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5cm" svg:height="7cm" svg:x="0cm" svg:y="0cm">
          <text:p text:style-name="P1"><text:s text:c="3"/>Combinatorial mod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cm" svg:height="7cm" svg:x="10cm" svg:y="0cm">
          <text:p text:style-name="P1"><text:s text:c="3"/>Configurable system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3.143cm" svg:height="4.169cm" svg:x="11.557cm" svg:y="2.4cm">
          <draw:image xlink:href="Pictures/10000201000001E7000002868C67A5B162AB2E90.png" xlink:type="simple" xlink:show="embed" xlink:actuate="onLoad">
            <text:p/>
          </draw:image>
        </draw:frame>
        <draw:custom-shape draw:style-name="gr4" draw:text-style-name="P4" draw:layer="layout" svg:width="1.5cm" svg:height="0.5cm" svg:x="11cm" svg:y="1.5cm">
          <text:p text:style-name="P1"><text:span text:style-name="T1">rinse</text:span></text:p>
          <draw:enhanced-geometry svg:viewBox="0 0 21600 21600" draw:text-areas="800 800 20800 20800" draw:type="round-rectangular-callout" draw:modifiers="27183.4776815456 73681.43712574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5cm" svg:height="0.5cm" svg:x="13cm" svg:y="1.5cm">
          <text:p text:style-name="P1"><text:span text:style-name="T1">load</text:span></text:p>
          <draw:enhanced-geometry svg:viewBox="0 0 21600 21600" draw:text-areas="800 800 20800 20800" draw:type="round-rectangular-callout" draw:modifiers="158.294470353098 77518.56287425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5cm" svg:height="0.5cm" svg:x="15cm" svg:y="1.5cm">
          <text:p text:style-name="P1"><text:span text:style-name="T1">spin</text:span></text:p>
          <draw:enhanced-geometry svg:viewBox="0 0 21600 21600" draw:text-areas="800 800 20800 20800" draw:type="round-rectangular-callout" draw:modifiers="-24305.3964023984 80364.07185628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2.5cm" svg:height="2cm" svg:x="7.5cm" svg:y="2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1" draw:layer="layout" svg:width="6.639cm" svg:height="5cm" svg:x="0.361cm" svg:y="1.5cm">
          <draw:image xlink:href="Pictures/1000000000000403000002FC09B8970D1CDB389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image-width="0cm" draw:fill-image-height="0cm" draw:textarea-horizontal-align="left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30M26S</meta:editing-duration>
    <meta:editing-cycles>7</meta:editing-cycles>
    <meta:generator>LibreOffice/5.0.3.2$Linux_X86_64 LibreOffice_project/00m0$Build-2</meta:generator>
    <dc:date>2015-12-10T10:12:47.073086490</dc:date>
    <meta:document-statistic meta:object-count="8"/>
  </office:meta>
</office:document-meta>
</file>